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0.6783in"/>
    </style:style>
    <style:style style:name="co13" style:family="table-column">
      <style:table-column-properties fo:break-before="auto" style:column-width="0.560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chXO2-256Pinout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visibility="collapse" table:default-cell-style-name="ce6"/>
        <table:table-column table:style-name="co10" table:visibility="collapse" table:default-cell-style-name="ce6"/>
        <table:table-column table:style-name="co11" table:visibility="collapse" table:default-cell-style-name="ce6"/>
        <table:table-column table:style-name="co12" table:default-cell-style-name="ce6"/>
        <table:table-column table:style-name="co13" table:visibility="collapse" table:default-cell-style-name="ce6"/>
        <table:table-column table:style-name="co14" table:default-cell-style-name="ce9"/>
        <table:table-row table:style-name="ro1">
          <table:table-cell table:style-name="Default" office:value-type="string" calcext:value-type="string">
            <text:p># Revision 1.3 Aug-2016</text:p>
          </table:table-cell>
          <table:table-cell table:style-name="Default" office:value-type="string" calcext:value-type="string">
            <text:p>Added QFN48</text:p>
          </table:table-cell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# Revision 1.2 Mar-2012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1" office:value-type="string" calcext:value-type="string">
            <text:p>PAD</text:p>
          </table:table-cell>
          <table:table-cell table:style-name="ce5" office:value-type="string" calcext:value-type="string">
            <text:p>Pin/Ball Function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Dual Function</text:p>
          </table:table-cell>
          <table:table-cell table:style-name="ce5" office:value-type="string" calcext:value-type="string">
            <text:p>Differential</text:p>
          </table:table-cell>
          <table:table-cell table:style-name="ce5" office:value-type="string" calcext:value-type="string">
            <text:p>High Speed</text:p>
          </table:table-cell>
          <table:table-cell table:style-name="ce5" office:value-type="string" calcext:value-type="string">
            <text:p>DQS</text:p>
          </table:table-cell>
          <table:table-cell table:style-name="ce5" office:value-type="string" calcext:value-type="string">
            <text:p>I/O Grouping</text:p>
          </table:table-cell>
          <table:table-cell table:style-name="ce5" office:value-type="string" calcext:value-type="string">
            <text:p>CSBGA132</text:p>
          </table:table-cell>
          <table:table-cell table:style-name="ce5" office:value-type="string" calcext:value-type="string">
            <text:p>TQFP100</text:p>
          </table:table-cell>
          <table:table-cell table:style-name="ce5" office:value-type="string" calcext:value-type="string">
            <text:p>UCBGA64</text:p>
          </table:table-cell>
          <table:table-cell table:style-name="ce5" office:value-type="string" calcext:value-type="string">
            <text:p>QFN32</text:p>
          </table:table-cell>
          <table:table-cell table:style-name="ce5" office:value-type="string" calcext:value-type="string">
            <text:p>QFN48</text:p>
          </table:table-cell>
          <table:table-cell table:style-name="ce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L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PL2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CLKT3_2</text:p>
          </table:table-cell>
          <table:table-cell table:style-name="ce7" office:value-type="string" calcext:value-type="string">
            <text:p>True_OF_PL2D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C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" calcext:value-type="float">
            <text:p>4</text:p>
          </table:table-cell>
          <table:table-cell table:style-name="ce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PL2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CLKC3_2</text:p>
          </table:table-cell>
          <table:table-cell table:style-name="ce7" office:value-type="string" calcext:value-type="string">
            <text:p>Comp_OF_PL2C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D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" calcext:value-type="float">
            <text:p>5</text:p>
          </table:table-cell>
          <table:table-cell table:style-name="ce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CCIO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D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PL3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L3B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E1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7" calcext:value-type="float">
            <text:p>7</text:p>
          </table:table-cell>
          <table:table-cell table:style-name="ce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C</text:p>
          </table:table-cell>
          <table:table-cell table:number-columns-repeated="11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PL3B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L3A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E2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8" calcext:value-type="float">
            <text:p>8</text:p>
          </table:table-cell>
          <table:table-cell table:style-name="ce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table:number-columns-repeated="11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PL3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CLKT3_1</text:p>
          </table:table-cell>
          <table:table-cell table:style-name="ce7" office:value-type="string" calcext:value-type="string">
            <text:p>True_OF_PL3D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G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9" calcext:value-type="float">
            <text:p>9</text:p>
          </table:table-cell>
          <table:table-cell table:style-name="ce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L3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C3_1</text:p>
          </table:table-cell>
          <table:table-cell office:value-type="string" calcext:value-type="string">
            <text:p>Comp_OF_PL3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NC</text:p>
          </table:table-cell>
          <table:table-cell table:number-columns-repeated="11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L5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5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J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PL5B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L5A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J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E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2" calcext:value-type="float">
            <text:p>12</text:p>
          </table:table-cell>
          <table:table-cell table:style-name="ce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NC</text:p>
          </table:table-cell>
          <table:table-cell table:number-columns-repeated="11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PL5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CLKT3_0</text:p>
          </table:table-cell>
          <table:table-cell table:style-name="ce7" office:value-type="string" calcext:value-type="string">
            <text:p>True_OF_PL5D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K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F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L5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LKC3_0</text:p>
          </table:table-cell>
          <table:table-cell office:value-type="string" calcext:value-type="string">
            <text:p>Comp_OF_PL5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K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NC</text:p>
          </table:table-cell>
          <table:table-cell table:number-columns-repeated="11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GN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VCCIO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L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D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L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L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1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PL6B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L6A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M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H1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CCIO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NC</text:p>
          </table:table-cell>
          <table:table-cell table:number-columns-repeated="11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PB2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SSPIN</text:p>
          </table:table-cell>
          <table:table-cell table:style-name="ce7" office:value-type="string" calcext:value-type="string">
            <text:p>True_OF_PB2B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P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G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B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2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NC</text:p>
          </table:table-cell>
          <table:table-cell table:number-columns-repeated="11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B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LK/CCLK</text:p>
          </table:table-cell>
          <table:table-cell office:value-type="string" calcext:value-type="string">
            <text:p>True_OF_PB2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NC</text:p>
          </table:table-cell>
          <table:table-cell table:number-columns-repeated="11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B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/SPISO</text:p>
          </table:table-cell>
          <table:table-cell office:value-type="string" calcext:value-type="string">
            <text:p>Comp_OF_PB2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GND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P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F6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GND</text:p>
          </table:table-cell>
          <table:table-cell table:style-name="ce1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PB4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CLKT2_0</text:p>
          </table:table-cell>
          <table:table-cell table:style-name="ce7" office:value-type="string" calcext:value-type="string">
            <text:p>True_OF_PB4B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N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G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8" calcext:value-type="float">
            <text:p>18</text:p>
          </table:table-cell>
          <table:table-cell table:style-name="ce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B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C2_0</text:p>
          </table:table-cell>
          <table:table-cell office:value-type="string" calcext:value-type="string">
            <text:p>Comp_OF_PB4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B4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LKT2_1</text:p>
          </table:table-cell>
          <table:table-cell office:value-type="string" calcext:value-type="string">
            <text:p>True_OF_PB4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7" office:value-type="string" calcext:value-type="string">
            <text:p>PB4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CLKC2_1</text:p>
          </table:table-cell>
          <table:table-cell table:style-name="ce7" office:value-type="string" calcext:value-type="string">
            <text:p>Comp_OF_PB4C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N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H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1" calcext:value-type="float">
            <text:p>21</text:p>
          </table:table-cell>
          <table:table-cell table:style-name="ce1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B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B7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7" office:value-type="string" calcext:value-type="string">
            <text:p>PB7B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B7A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M8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B7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B7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B7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B7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6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7" office:value-type="string" calcext:value-type="string">
            <text:p>GND</text:p>
          </table:table-cell>
          <table:table-cell table:number-columns-repeated="6" table:style-name="ce7" office:value-type="string" calcext:value-type="string">
            <text:p>-</text:p>
          </table:table-cell>
          <table:table-cell table:style-name="ce7" office:value-type="string" calcext:value-type="string">
            <text:p>P1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F3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GND</text:p>
          </table:table-cell>
          <table:table-cell table:style-name="ce1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NC</text:p>
          </table:table-cell>
          <table:table-cell table:number-columns-repeated="11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7" office:value-type="string" calcext:value-type="string">
            <text:p>VCCIO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N11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F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2" calcext:value-type="float">
            <text:p>22</text:p>
          </table:table-cell>
          <table:table-cell table:style-name="ce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B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rue_OF_PB9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7" office:value-type="string" calcext:value-type="string">
            <text:p>NC</text:p>
          </table:table-cell>
          <table:table-cell table:number-columns-repeated="11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B9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/SISPI</text:p>
          </table:table-cell>
          <table:table-cell office:value-type="string" calcext:value-type="string">
            <text:p>Comp_OF_PB9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7" office:value-type="string" calcext:value-type="string">
            <text:p>NC</text:p>
          </table:table-cell>
          <table:table-cell table:number-columns-repeated="11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VCC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P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7" office:value-type="string" calcext:value-type="string">
            <text:p>PR6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R6C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N14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H8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6" calcext:value-type="float">
            <text:p>26</text:p>
          </table:table-cell>
          <table:table-cell table:style-name="ce1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7" office:value-type="string" calcext:value-type="string">
            <text:p>PR6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R6D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N13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G8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7" calcext:value-type="float">
            <text:p>27</text:p>
          </table:table-cell>
          <table:table-cell table:style-name="ce1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R6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6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R6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6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7" office:value-type="string" calcext:value-type="string">
            <text:p>VCCIO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L1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E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0" calcext:value-type="float">
            <text:p>30</text:p>
          </table:table-cell>
          <table:table-cell table:style-name="ce1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GND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L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7" office:value-type="string" calcext:value-type="string">
            <text:p>NC</text:p>
          </table:table-cell>
          <table:table-cell table:number-columns-repeated="11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PR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5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K1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7" office:value-type="string" calcext:value-type="string">
            <text:p>PR5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R5D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K13</text:p>
          </table:table-cell>
          <table:table-cell table:style-name="ce7" office:value-type="float" office:value="58" calcext:value-type="float">
            <text:p>58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32" calcext:value-type="float">
            <text:p>32</text:p>
          </table:table-cell>
          <table:table-cell table:style-name="ce1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R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KC1_0</text:p>
          </table:table-cell>
          <table:table-cell office:value-type="string" calcext:value-type="string">
            <text:p>Comp_OF_PR5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7" office:value-type="string" calcext:value-type="string">
            <text:p>PR5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CLKT1_0</text:p>
          </table:table-cell>
          <table:table-cell table:style-name="ce7" office:value-type="string" calcext:value-type="string">
            <text:p>True_OF_PR5B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G1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4" calcext:value-type="float">
            <text:p>34</text:p>
          </table:table-cell>
          <table:table-cell table:style-name="ce1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C</text:p>
          </table:table-cell>
          <table:table-cell table:number-columns-repeated="11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7" office:value-type="string" calcext:value-type="string">
            <text:p>PR3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omp_OF_PR3C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F14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5" calcext:value-type="float">
            <text:p>35</text:p>
          </table:table-cell>
          <table:table-cell table:style-name="ce1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R3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3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7" office:value-type="string" calcext:value-type="string">
            <text:p>NC</text:p>
          </table:table-cell>
          <table:table-cell table:number-columns-repeated="11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PR3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3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8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7" office:value-type="string" calcext:value-type="string">
            <text:p>PR3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R3B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E1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C7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NC</text:p>
          </table:table-cell>
          <table:table-cell table:number-columns-repeated="11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7" office:value-type="string" calcext:value-type="string">
            <text:p>GND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D1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D5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GND</text:p>
          </table:table-cell>
          <table:table-cell table:style-name="ce1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VCCIO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6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PR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R2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8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PR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_OF_PR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8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7" office:value-type="string" calcext:value-type="string">
            <text:p>PT9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ONE</text:p>
          </table:table-cell>
          <table:table-cell table:style-name="ce7" office:value-type="string" calcext:value-type="string">
            <text:p>Comp_OF_PT9C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A13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7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7" calcext:value-type="float">
            <text:p>37</text:p>
          </table:table-cell>
          <table:table-cell table:style-name="ce1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NC</text:p>
          </table:table-cell>
          <table:table-cell table:number-columns-repeated="11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7" office:value-type="string" calcext:value-type="string">
            <text:p>PT9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INITN</text:p>
          </table:table-cell>
          <table:table-cell table:style-name="ce7" office:value-type="string" calcext:value-type="string">
            <text:p>True_OF_PT9D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B13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8" calcext:value-type="float">
            <text:p>38</text:p>
          </table:table-cell>
          <table:table-cell table:style-name="ce1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NC</text:p>
          </table:table-cell>
          <table:table-cell table:number-columns-repeated="11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7" office:value-type="string" calcext:value-type="string">
            <text:p>GND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B1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C6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GND</text:p>
          </table:table-cell>
          <table:table-cell table:style-name="ce1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VCCIO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PT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N</text:p>
          </table:table-cell>
          <table:table-cell office:value-type="string" calcext:value-type="string">
            <text:p>Comp_OF_PT9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PT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TAGENB</text:p>
          </table:table-cell>
          <table:table-cell office:value-type="string" calcext:value-type="string">
            <text:p>True_OF_PT9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6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7" office:value-type="string" calcext:value-type="string">
            <text:p>PT8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DA/PCLKC0_0</text:p>
          </table:table-cell>
          <table:table-cell table:style-name="ce7" office:value-type="string" calcext:value-type="string">
            <text:p>Comp_OF_PT8C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B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A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2" calcext:value-type="float">
            <text:p>42</text:p>
          </table:table-cell>
          <table:table-cell table:style-name="ce1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7" office:value-type="string" calcext:value-type="string">
            <text:p>PT8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CL/PCLKT0_0</text:p>
          </table:table-cell>
          <table:table-cell table:style-name="ce7" office:value-type="string" calcext:value-type="string">
            <text:p>True_OF_PT8D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C8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A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43" calcext:value-type="float">
            <text:p>43</text:p>
          </table:table-cell>
          <table:table-cell table:style-name="ce1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7" office:value-type="string" calcext:value-type="string">
            <text:p>PT8B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CLKC0_1</text:p>
          </table:table-cell>
          <table:table-cell table:style-name="ce7" office:value-type="string" calcext:value-type="string">
            <text:p>Comp_OF_PT8A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B7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PT8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LKT0_1</text:p>
          </table:table-cell>
          <table:table-cell office:value-type="string" calcext:value-type="string">
            <text:p>True_OF_PT8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7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VCCP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7" office:value-type="string" calcext:value-type="string">
            <text:p>NC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PT7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Comp_OF_PT7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7" office:value-type="string" calcext:value-type="string">
            <text:p>PT7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TCK</text:p>
          </table:table-cell>
          <table:table-cell table:style-name="ce7" office:value-type="string" calcext:value-type="string">
            <text:p>True_OF_PT7B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B6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A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5" calcext:value-type="float">
            <text:p>45</text:p>
          </table:table-cell>
          <table:table-cell table:style-name="ce1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N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7" office:value-type="string" calcext:value-type="string">
            <text:p>GND</text:p>
          </table:table-cell>
          <table:table-cell table:number-columns-repeated="6" table:style-name="ce7" office:value-type="string" calcext:value-type="string">
            <text:p>-</text:p>
          </table:table-cell>
          <table:table-cell table:style-name="ce7" office:value-type="string" calcext:value-type="string">
            <text:p>A5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GND</text:p>
          </table:table-cell>
          <table:table-cell table:style-name="ce1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NC</text:p>
          </table:table-cell>
          <table:table-cell table:number-columns-repeated="11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7" office:value-type="string" calcext:value-type="string">
            <text:p>VCCIO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C5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C4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6" calcext:value-type="float">
            <text:p>46</text:p>
          </table:table-cell>
          <table:table-cell table:style-name="ce1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PT6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Comp_OF_PT6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7" office:value-type="string" calcext:value-type="string">
            <text:p>NC</text:p>
          </table:table-cell>
          <table:table-cell table:number-columns-repeated="11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PT6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True_OF_PT6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7" office:value-type="string" calcext:value-type="string">
            <text:p>NC</text:p>
          </table:table-cell>
          <table:table-cell table:number-columns-repeated="11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PT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_OF_PT6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3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7" office:value-type="string" calcext:value-type="string">
            <text:p>PT6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rue_OF_PT6B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string" calcext:value-type="string">
            <text:p>A2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NC</text:p>
          </table:table-cell>
          <table:table-cell table:number-columns-repeated="11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7" office:value-type="string" calcext:value-type="string">
            <text:p>VCC</text:p>
          </table:table-cell>
          <table:table-cell table:number-columns-repeated="6" table:style-name="ce7" office:value-type="string" calcext:value-type="string">
            <text:p>-</text:p>
          </table:table-cell>
          <table:table-cell table:style-name="ce7" office:value-type="string" calcext:value-type="string">
            <text:p>A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NC</text:p>
          </table:table-cell>
          <table:table-cell table:number-columns-repeated="11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B1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B2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G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F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F3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2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H1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N1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3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K2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3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P2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N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N3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N5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M6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7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N7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9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N9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0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P11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1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P12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M12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K12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J13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J1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J12</text:p>
          </table:table-cell>
          <table:table-cell table:style-name="ce7" office:value-type="float" office:value="68" calcext:value-type="float">
            <text:p>68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H14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H13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G14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G12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14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F12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13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D12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14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A12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12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B12</text:p>
          </table:table-cell>
          <table:table-cell table:style-name="ce7" office:value-type="float" office:value="78" calcext:value-type="float">
            <text:p>78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1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C11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A10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A9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9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A8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6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B5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string" calcext:value-type="string">
            <text:p>-</text:p>
          </table:table-cell>
          <table:table-cell table:style-name="ce7" office:value-type="string" calcext:value-type="string">
            <text:p>A3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C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5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GND</text:p>
          </table:table-cell>
          <table:table-cell table:number-columns-repeated="9" table:style-name="ce7" office:value-type="string" calcext:value-type="string">
            <text:p>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</text:p>
          </table:table-cell>
          <table:table-cell table:style-name="ce10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8" office:value-type="string" calcext:value-type="string">
            <text:p>GND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-</text:p>
          </table:table-cell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3T19:45:44.442565906</dc:date>
    <meta:editing-duration>PT1H37M26S</meta:editing-duration>
    <meta:editing-cycles>2</meta:editing-cycles>
    <meta:generator>LibreOffice/24.2.7.2$Linux_X86_64 LibreOffice_project/420$Build-2</meta:generator>
    <meta:document-statistic meta:table-count="1" meta:cell-count="2291" meta:object-count="0"/>
  </office:meta>
</office:document-meta>
</file>